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fill-color="#b7b79d" fo:padding-top="-0.05cm" fo:padding-bottom="-0.05cm" fo:padding-left="-0.05cm" fo:padding-right="-0.05cm"/>
    </style:style>
    <style:style style:name="gr2" style:family="graphic" style:parent-style-name="standard">
      <style:graphic-properties svg:stroke-width="0.01cm" svg:stroke-color="#494936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cm" draw:fill-color="#c9c9b6" fo:padding-top="-0.05cm" fo:padding-bottom="-0.05cm" fo:padding-left="-0.05cm" fo:padding-right="-0.05cm"/>
    </style:style>
    <style:style style:name="gr4" style:family="graphic" style:parent-style-name="standard">
      <style:graphic-properties svg:stroke-width="0cm" draw:fill-color="#7a7a5a" fo:padding-top="-0.05cm" fo:padding-bottom="-0.05cm" fo:padding-left="-0.05cm" fo:padding-right="-0.05cm"/>
    </style:style>
    <style:style style:name="gr5" style:family="graphic" style:parent-style-name="standard">
      <style:graphic-properties svg:stroke-width="0cm" draw:fill-color="#a5a585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0.935cm" svg:y="-4.981cm"/>
          <draw:glue-point draw:id="5" svg:x="2.024cm" svg:y="-4.981cm"/>
          <draw:glue-point draw:id="6" svg:x="4.984cm" svg:y="-4.981cm"/>
          <draw:glue-point draw:id="7" svg:x="-2.87cm" svg:y="5.021cm"/>
          <draw:glue-point draw:id="8" svg:x="0.109cm" svg:y="5.021cm"/>
          <draw:glue-point draw:id="9" svg:x="3.088cm" svg:y="5.021cm"/>
          <draw:glue-point draw:id="10" svg:x="-4.998cm" svg:y="-2.704cm"/>
          <draw:glue-point draw:id="11" svg:x="-4.998cm" svg:y="-1.848cm"/>
          <draw:glue-point draw:id="12" svg:x="-4.998cm" svg:y="-0.991cm"/>
          <draw:glue-point draw:id="13" svg:x="4.984cm" svg:y="3.767cm"/>
          <draw:glue-point draw:id="14" svg:x="-0.361cm" svg:y="-0.166cm"/>
          <draw:polygon draw:style-name="gr1" draw:layer="layout" svg:width="0.787cm" svg:height="1.749cm" svg:x="0.284cm" svg:y="0.251cm" svg:viewBox="0 0 788 1750" draw:points="0,1750 788,1750 788,0 0,0">
            <text:p/>
          </draw:polygon>
          <draw:polyline draw:style-name="gr2" draw:layer="layout" svg:width="0.787cm" svg:height="1.749cm" svg:x="0.284cm" svg:y="0.251cm" svg:viewBox="0 0 788 1750" draw:points="788,0 0,0 0,1750 788,1750">
            <text:p/>
          </draw:polyline>
          <draw:polygon draw:style-name="gr3" draw:layer="layout" svg:width="1.039cm" svg:height="2cm" svg:x="0.284cm" svg:y="0cm" svg:viewBox="0 0 1040 2001" draw:points="788,2001 1040,1749 1040,0 251,0 0,251 788,251">
            <text:p/>
          </draw:polygon>
          <draw:polyline draw:style-name="gr2" draw:layer="layout" svg:width="1.039cm" svg:height="2cm" svg:x="0.284cm" svg:y="0cm" svg:viewBox="0 0 1040 2001" draw:points="788,2001 1040,1749 1040,0 251,0 0,251 788,251 788,2001">
            <text:p/>
          </draw:polyline>
          <draw:polygon draw:style-name="gr4" draw:layer="layout" svg:width="0.25cm" svg:height="2cm" svg:x="1.071cm" svg:y="0cm" svg:viewBox="0 0 251 2001" draw:points="0,251 251,0 251,1749 0,2001">
            <text:p/>
          </draw:polygon>
          <draw:polygon draw:style-name="gr2" draw:layer="layout" svg:width="0.25cm" svg:height="2cm" svg:x="1.071cm" svg:y="0cm" svg:viewBox="0 0 251 2001" draw:points="0,251 251,0 251,1749 0,2001">
            <text:p/>
          </draw:polygon>
          <draw:polyline draw:style-name="gr2" draw:layer="layout" svg:width="0.396cm" svg:height="0.058cm" svg:x="0.352cm" svg:y="0.994cm" svg:viewBox="0 0 397 59" draw:points="0,59 397,59 397,0 0,0 0,59">
            <text:p/>
          </draw:polyline>
          <draw:polyline draw:style-name="gr2" draw:layer="layout" svg:width="0.396cm" svg:height="0.058cm" svg:x="0.352cm" svg:y="1.113cm" svg:viewBox="0 0 397 59" draw:points="0,59 397,59 397,0 0,0 0,59">
            <text:p/>
          </draw:polyline>
          <draw:polyline draw:style-name="gr2" draw:layer="layout" svg:width="0.396cm" svg:height="0.058cm" svg:x="0.352cm" svg:y="1.232cm" svg:viewBox="0 0 397 59" draw:points="0,59 397,59 397,0 0,0 0,59">
            <text:p/>
          </draw:polyline>
          <draw:polyline draw:style-name="gr2" draw:layer="layout" svg:width="0.396cm" svg:height="0.058cm" svg:x="0.352cm" svg:y="1.352cm" svg:viewBox="0 0 397 59" draw:points="0,59 397,59 397,0 0,0 0,59">
            <text:p/>
          </draw:polyline>
          <draw:polyline draw:style-name="gr2" draw:layer="layout" svg:width="0.396cm" svg:height="0.058cm" svg:x="0.352cm" svg:y="1.471cm" svg:viewBox="0 0 397 59" draw:points="0,59 397,59 397,0 0,0 0,59">
            <text:p/>
          </draw:polyline>
          <draw:polyline draw:style-name="gr2" draw:layer="layout" svg:width="0.396cm" svg:height="0.058cm" svg:x="0.352cm" svg:y="1.59cm" svg:viewBox="0 0 397 59" draw:points="0,59 397,59 397,0 0,0 0,59">
            <text:p/>
          </draw:polyline>
          <draw:polyline draw:style-name="gr2" draw:layer="layout" svg:width="0.396cm" svg:height="0.058cm" svg:x="0.352cm" svg:y="1.71cm" svg:viewBox="0 0 397 59" draw:points="0,59 397,59 397,0 0,0 0,59">
            <text:p/>
          </draw:polyline>
          <draw:polyline draw:style-name="gr2" draw:layer="layout" svg:width="0.396cm" svg:height="0.058cm" svg:x="0.352cm" svg:y="1.829cm" svg:viewBox="0 0 397 59" draw:points="0,59 397,59 397,0 0,0 0,59">
            <text:p/>
          </draw:polyline>
          <draw:path draw:style-name="gr5" draw:layer="layout" svg:width="0.796cm" svg:height="0.487cm" svg:x="0cm" svg:y="0.455cm" svg:viewBox="0 0 797 488" svg:d="m797 0c0 81-179 147-399 147s-398-66-398-147v340c0 81 178 148 398 148s399-67 399-148z">
            <text:p/>
          </draw:path>
          <draw:path draw:style-name="gr2" draw:layer="layout" svg:width="0.796cm" svg:height="0.487cm" svg:x="0cm" svg:y="0.455cm" svg:viewBox="0 0 797 488" svg:d="m797 0c0 81-179 147-399 147s-398-66-398-147v340c0 81 178 148 398 148s399-67 399-148">
            <text:p/>
          </draw:path>
          <draw:path draw:style-name="gr3" draw:layer="layout" svg:width="0.796cm" svg:height="0.295cm" svg:x="0cm" svg:y="0.307cm" svg:viewBox="0 0 797 296" svg:d="m398 296c220 0 399-67 399-148s-179-148-399-148-398 66-398 148 178 148 398 148z">
            <text:p/>
          </draw:path>
          <draw:path draw:style-name="gr2" draw:layer="layout" svg:width="0.796cm" svg:height="0.295cm" svg:x="0cm" svg:y="0.307cm" svg:viewBox="0 0 797 296" svg:d="m398 296c220 0 399-67 399-148s-179-148-399-148-398 66-398 148 178 148 398 148">
            <text:p/>
          </draw:path>
          <draw:path draw:style-name="gr5" draw:layer="layout" svg:width="0.796cm" svg:height="0.487cm" svg:x="0.426cm" svg:y="0.762cm" svg:viewBox="0 0 797 488" svg:d="m797 0c0 81-179 147-399 147s-398-66-398-147v340c0 81 178 148 398 148s399-67 399-148z">
            <text:p/>
          </draw:path>
          <draw:path draw:style-name="gr2" draw:layer="layout" svg:width="0.796cm" svg:height="0.487cm" svg:x="0.426cm" svg:y="0.762cm" svg:viewBox="0 0 797 488" svg:d="m797 0c0 81-179 147-399 147s-398-66-398-147v340c0 81 178 148 398 148s399-67 399-148">
            <text:p/>
          </draw:path>
          <draw:path draw:style-name="gr3" draw:layer="layout" svg:width="0.796cm" svg:height="0.295cm" svg:x="0.426cm" svg:y="0.614cm" svg:viewBox="0 0 797 296" svg:d="m398 296c220 0 399-67 399-148s-179-148-399-148-398 66-398 148 178 148 398 148z">
            <text:p/>
          </draw:path>
          <draw:path draw:style-name="gr2" draw:layer="layout" svg:width="0.796cm" svg:height="0.295cm" svg:x="0.426cm" svg:y="0.614cm" svg:viewBox="0 0 797 296" svg:d="m398 296c220 0 399-67 399-148s-179-148-399-148-398 66-398 148 178 148 398 148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Storage array</dc:title>
    <meta:creation-date>2011-02-07T16:39:00</meta:creation-date>
    <meta:editing-duration>P0D</meta:editing-duration>
    <meta:editing-cycles>1</meta:editing-cycles>
    <meta:document-statistic meta:object-count="23"/>
    <meta:generator>OpenOffice.org/3.3$Linux OpenOffice.org_project/330m20$Build-9567</meta:generator>
  </office:meta>
</office:document-meta>
</file>